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language="eu" fo:country="none"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P2" style:family="paragraph" style:parent-style-name="Standard">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5" style:family="paragraph" style:parent-style-name="Standard">
      <style:text-properties style:font-name="Times New Roman" fo:language="eu" fo:country="none" style:text-underline-style="solid" style:text-underline-width="auto" style:text-underline-color="font-color" fo:font-weight="bold" style:font-size-asian="10.5pt" style:font-weight-asian="bold" style:font-weight-complex="bold"/>
    </style:style>
    <style:style style:name="P6" style:family="paragraph" style:parent-style-name="Standard">
      <style:text-properties style:font-name="Times New Roman" fo:language="eu" fo:country="none" style:text-underline-style="none" fo:font-weight="normal" style:font-size-asian="10.5pt" style:font-weight-asian="normal" style:font-weight-complex="normal"/>
    </style:style>
    <style:style style:name="P7" style:family="paragraph" style:parent-style-name="Standard">
      <style:paragraph-properties fo:text-align="center" style:justify-single-word="false"/>
      <style:text-properties style:font-name="Times New Roman" fo:language="eu" fo:country="none" fo:font-style="italic" style:text-underline-style="solid" style:text-underline-width="auto" style:text-underline-color="font-color" fo:font-weight="bold" style:font-size-asian="10.5p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style:font-name="Times New Roman" fo:font-size="16pt" fo:language="eu" fo:country="none" fo:font-style="italic" fo:font-weight="bold" style:font-size-asian="16pt" style:font-style-asian="italic" style:font-weight-asian="bold" style:font-size-complex="16pt" style:font-style-complex="italic" style:font-weight-complex="bold"/>
    </style:style>
    <style:style style:name="P9" style:family="paragraph" style:parent-style-name="Standard">
      <style:paragraph-properties fo:text-align="end" style:justify-single-word="false"/>
      <style:text-properties style:font-name="Times New Roman" fo:font-size="12pt" fo:language="eu" fo:country="none"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style:font-name="Times New Roman" fo:font-size="14pt" fo:language="eu" fo:country="non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13" style:family="paragraph" style:parent-style-name="Standard" style:list-style-name="L1">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14" style:family="paragraph" style:parent-style-name="Standard" style:list-style-name="L2">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15" style:family="paragraph" style:parent-style-name="Standard" style:list-style-name="L1">
      <style:paragraph-properties fo:text-align="start" style:justify-single-word="false"/>
      <style:text-properties style:font-name="Times New Roman" fo:language="eu" fo:country="none" fo:font-weight="bold" style:font-size-asian="10.5pt" style:font-weight-asian="bold" style:font-weight-complex="bold"/>
    </style:style>
    <style:style style:name="P16" style:family="paragraph" style:parent-style-name="Standard" style:list-style-name="L1">
      <style:paragraph-properties fo:text-align="start" style:justify-single-word="false"/>
      <style:text-properties style:font-name="Times New Roman" fo:language="eu" fo:country="none" style:font-size-asian="10.5pt"/>
    </style:style>
    <style:style style:name="P17" style:family="paragraph" style:parent-style-name="Standard">
      <style:paragraph-properties fo:text-align="end" style:justify-single-word="false"/>
      <style:text-properties style:font-name="Times New Roman" fo:font-size="12pt" fo:language="eu" fo:country="none" fo:font-style="italic" fo:font-weight="normal" style:font-size-asian="10.5pt" style:font-style-asian="italic" style:font-weight-asian="normal" style:font-size-complex="12pt" style:font-style-complex="italic" style:font-weight-complex="normal"/>
    </style:style>
    <style:style style:name="P18" style:family="paragraph" style:parent-style-name="Standard" style:list-style-name="L2">
      <style:paragraph-properties fo:text-align="start" style:justify-single-word="false"/>
      <style:text-properties style:text-underline-style="none" fo:font-weight="bold" style:font-weight-asian="bold" style:font-weight-complex="bold"/>
    </style:style>
    <style:style style:name="P19" style:family="paragraph" style:parent-style-name="Standard">
      <style:paragraph-properties fo:text-align="start" style:justify-single-word="false"/>
      <style:text-properties fo:font-variant="normal" fo:text-transform="none" fo:color="#000000" style:text-line-through-style="none" style:font-name="Times New Roman1" fo:font-size="11pt" fo:letter-spacing="normal" fo:language="eu" fo:country="none" fo:font-style="normal" style:text-underline-style="none" fo:font-weight="normal" style:text-blinking="false" fo:background-color="transparent" style:font-size-asian="10.5pt"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variant="normal" fo:text-transform="none" fo:color="#000000" style:text-line-through-style="none" style:font-name="Times New Roman1" fo:font-size="11pt" fo:letter-spacing="normal" fo:language="eu" fo:country="none" fo:font-style="normal" style:text-underline-style="none" fo:font-weight="normal" style:text-blinking="false" fo:background-color="transparent" style:font-size-asian="10.5pt" style:font-style-asian="normal" style:font-weight-asian="normal" style:font-style-complex="normal" style:font-weight-complex="normal"/>
    </style:style>
    <style:style style:name="P21" style:family="paragraph" style:parent-style-name="Text_20_body">
      <style:paragraph-properties fo:margin-left="0cm" fo:margin-right="0cm" fo:margin-top="0cm" fo:margin-bottom="0cm" fo:orphans="2" fo:widows="2" fo:text-indent="0cm" style:auto-text-indent="false"/>
    </style:style>
    <style:style style:name="P22" style:family="paragraph" style:parent-style-name="Text_20_body">
      <style:paragraph-properties fo:margin-left="0cm" fo:margin-right="0cm" fo:margin-top="0cm" fo:margin-bottom="0cm" fo:orphans="2" fo:widows="2" fo:text-indent="1.27cm" style:auto-text-indent="false"/>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3" style:family="paragraph" style:parent-style-name="Text_20_body" style:list-style-name="L6">
      <style:paragraph-properties fo:margin-left="0cm" fo:margin-right="0cm" fo:margin-top="0cm" fo:margin-bottom="0cm" fo:orphans="2" fo:widows="2" fo:text-indent="1.27cm" style:auto-text-indent="false"/>
    </style:style>
    <style:style style:name="P24" style:family="paragraph" style:parent-style-name="Text_20_body">
      <style:paragraph-properties fo:margin-top="0cm" fo:margin-bottom="0cm" fo:orphans="2" fo:widows="2"/>
    </style:style>
    <style:style style:name="P25" style:family="paragraph" style:parent-style-name="Text_20_body" style:list-style-name="L4">
      <style:paragraph-properties fo:margin-top="0cm" fo:margin-bottom="0cm" fo:orphans="2" fo:widows="2"/>
    </style:style>
    <style:style style:name="P26" style:family="paragraph" style:parent-style-name="Text_20_body" style:list-style-name="L5">
      <style:paragraph-properties fo:margin-top="0cm" fo:margin-bottom="0cm" fo:orphans="2" fo:widows="2"/>
    </style:style>
    <style:style style:name="P27" style:family="paragraph" style:parent-style-name="Text_20_body" style:list-style-name="L7">
      <style:paragraph-properties fo:margin-top="0cm" fo:margin-bottom="0cm" fo:orphans="2" fo:widows="2"/>
    </style:style>
    <style:style style:name="P28"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bold" style:text-blinking="false" fo:background-color="transparent"/>
    </style:style>
    <style:style style:name="P29"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30" style:family="paragraph" style:parent-style-name="Text_20_body" style:list-style-name="L4">
      <style:paragraph-properties fo:margin-top="0cm" fo:margin-bottom="0cm" fo:orphans="2" fo:widows="2" fo:background-color="transparent">
        <style:background-image/>
      </style:paragraph-properties>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1" style:family="text">
      <style:text-properties fo:font-style="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Times New Roman" fo:language="eu" fo:country="none" fo:font-style="normal" style:font-size-asian="10.5pt" style:font-style-asian="normal" style:font-style-complex="normal"/>
    </style:style>
    <style:style style:name="T8" style:family="text">
      <style:text-properties style:font-name="Times New Roman" fo:language="eu" fo:country="none" fo:font-style="normal" fo:font-weight="normal" style:font-size-asian="10.5pt" style:font-style-asian="normal" style:font-weight-asian="normal" style:font-style-complex="normal" style:font-weight-complex="normal"/>
    </style:style>
    <style:style style:name="T9" style:family="text">
      <style:text-properties style:text-line-through-style="none"/>
    </style:style>
    <style:style style:name="T10" style:family="text">
      <style:text-properties style:text-line-through-style="none" fo:font-size="11pt" style:text-underline-style="none" style:text-blinking="false"/>
    </style:style>
    <style:style style:name="T11" style:family="text">
      <style:text-properties style:text-line-through-style="none" fo:font-size="11pt" style:text-underline-style="none" fo:font-weight="bold" style:text-blinking="false"/>
    </style:style>
    <style:style style:name="T12" style:family="text">
      <style:text-properties fo:font-size="11pt"/>
    </style:style>
    <style:style style:name="T13" style:family="text">
      <style:text-properties style:text-underline-style="none"/>
    </style:style>
    <style:style style:name="T14" style:family="text">
      <style:text-properties style:text-blinking="false"/>
    </style:style>
    <style:style style:name="T15" style:family="text">
      <style:text-properties fo:font-weight="bold"/>
    </style:style>
    <style:style style:name="T16" style:family="text">
      <style:text-properties fo:font-weight="normal"/>
    </style:style>
    <style:style style:name="T17" style:family="text">
      <style:text-properties style:font-name="Times New Roman1"/>
    </style:style>
    <style:style style:name="T18" style:family="text">
      <style:text-properties fo:color="#000000"/>
    </style:style>
    <style:style style:name="T19" style:family="text">
      <style:text-properties fo:font-variant="normal" fo:text-transform="none"/>
    </style:style>
    <style:style style:name="T20" style:family="text">
      <style:text-properties fo:font-variant="normal" fo:text-transform="none" fo:color="#000000" style:font-name="Times New Roman1" fo:letter-spacing="normal" fo:font-style="normal" fo:font-weight="normal" fo:background-color="transparent"/>
    </style:style>
    <style:style style:name="T21" style:family="text">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T22" style:family="text">
      <style:text-properties fo:background-color="transparent"/>
    </style:style>
    <style:style style:name="T23" style:family="text">
      <style:text-properties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sTer-euiti</text:p>
      <text:p text:style-name="P9">Partaideak: Jagoba , Unai, Lander eta Oliver</text:p>
      <text:p text:style-name="P9">Zuzendaria: Lander</text:p>
      <text:p text:style-name="P9">Idazkaria: Oliver</text:p>
      <text:p text:style-name="P9"/>
      <text:p text:style-name="P10">Proiektuko Helburu Dokumentua (PHD)</text:p>
      <text:p text:style-name="P7"/>
      <text:p text:style-name="P1">Dekribapena</text:p>
      <text:p text:style-name="P1"/>
      <text:p text:style-name="P2"><text:tab/>Masaje eta terapia alternatiboen <text:span text:style-name="T5">Master </text:span>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p>
      <text:p text:style-name="P2"/>
      <text:p text:style-name="P2"><text:tab/><text:span text:style-name="T6">MasTer </text:span>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p>
      <text:p text:style-name="P2"/>
      <text:p text:style-name="P2"><text:tab/>Terapeuta bakoitzak, bere lana antolatzeko, berari dagozkion hitzorduen agenda kontsulta dezake. Gainera saio bakoitza bukatzean beharrezkoak izan daitezkeen oharrak erregistratzen ditu.</text:p>
      <text:p text:style-name="P2"/>
      <text:p text:style-name="P3"><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3"/>
      <text:p text:style-name="P3"/>
      <text:p text:style-name="P3"/>
      <text:p text:style-name="P1">Helburua</text:p>
      <text:p text:style-name="P1"/>
      <text:p text:style-name="P3"><text:tab/>Proiektu honen helburua <text:span text:style-name="T6">MasTer </text:span>klinikaren hitzorduen kudeaketarako idazmahairako aplikazio baten diseinu eta inplementazioa da. Klinikak beharrezkoa ikusten du aplikazio hau, horregatik ahalik eta denbora gutxien eman beharko genuke egiten, erabilgarri egoteko <text:s text:c="2"/>konpetentziako beste talde batek lortu baino lehen.</text:p>
      <text:p text:style-name="P3"/>
      <text:p text:style-name="P3"><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3"/>
      <text:p text:style-name="P3"><text:tab/>Beste alde batetik, proiektu honen beste helburu garrantzitsu bat gure Karrera Bukaerako Proiektuko (KBP) nolakotasunen ideia bat hartzea izango da, jarraitu beharreko pausuak eta lan metodologia ezagutzeko. </text:p>
      <text:p text:style-name="P3"/>
      <text:p text:style-name="P3"/>
      <text:p text:style-name="P3"/>
      <text:p text:style-name="P1"/>
      <text:p text:style-name="P1"/>
      <text:p text:style-name="P1"><text:soft-page-break/>Norainokoa </text:p>
      <text:p text:style-name="P1"/>
      <text:p text:style-name="P3">Proiektuaren barnean honakoa hartuko sartuko da:</text:p>
      <text:list xml:id="list581623307" text:style-name="L1">
        <text:list-item>
          <text:p text:style-name="P12">MasTer aplikazioaren funtzionalitateak</text:p>
          <text:list>
            <text:list-item>
              <text:p text:style-name="P15"><text:span text:style-name="T2">Hitzordua Gehitu: </text:span><text:span text:style-name="T3">Idazkariak telefonoz edo lokalean bertan bezero bati hitzordua emateko funtzionalitatea, ordu eta egun bat esleituz, eta bezeroak nahi badu, terapeuta bat. <text:s/></text:span></text:p>
              <text:list>
                <text:list-item>
                  <text:p text:style-name="P15"><text:span text:style-name="T2">Terapeuta Agenda Ikuska : </text:span><text:span text:style-name="T3">Hitzordu bat esleitzeko, beharrezkoa da terapeuten agenda begiratzea.</text:span></text:p>
                </text:list-item>
              </text:list>
            </text:list-item>
            <text:list-item>
              <text:p text:style-name="P15"><text:span text:style-name="T2">Faktura Sortu: </text:span><text:span text:style-name="T3">Bezero bati terapia egin ondoren faktura idazkariak inprimatzeko interfazea.</text:span></text:p>
            </text:list-item>
            <text:list-item>
              <text:p text:style-name="P15"><text:span text:style-name="T2">Agenda Ikuskatu: </text:span><text:span text:style-name="T3">Terapeutak bere agenda ikusteko interfazea.</text:span></text:p>
            </text:list-item>
            <text:list-item>
              <text:p text:style-name="P15"><text:span text:style-name="T2">Bezero Informazioa ikusi eta kudeatu: </text:span><text:span text:style-name="T3">Terapeutak bere bezeroen informazioa ikusi ahal du, eta baita idazkariak ere.</text:span></text:p>
              <text:list>
                <text:list-item>
                  <text:p text:style-name="P15"><text:span text:style-name="T2">Saio Oharrak Gehitu: </text:span><text:span text:style-name="T3">Terapeuta batek saio bati buruzko oharrak gehitzeko.</text:span></text:p>
                </text:list-item>
              </text:list>
            </text:list-item>
            <text:list-item>
              <text:p text:style-name="P13">Terapeuten Informazioa ikusi eta kudeatu</text:p>
            </text:list-item>
            <text:list-item>
              <text:p text:style-name="P13">Terapia Moten Informazioa ikusi eta kudeatu</text:p>
            </text:list-item>
          </text:list>
        </text:list-item>
        <text:list-item>
          <text:p text:style-name="P12">MasTer aplikazioarentzako interfazearen garapena:</text:p>
          <text:list>
            <text:list-item>
              <text:p text:style-name="P16"><text:span text:style-name="T4">Idazkari Interfazea: </text:span><text:span text:style-name="T3">Idazkariak interfaze honetatik bezero hitzorduak gehitu, fakturak inprimatu, terapeuten informazioa ikusi, <text:s/>eta bezero , terapeuta eta terapia moten informazioa ikusi eta kudeatu ahal izango du.</text:span></text:p>
            </text:list-item>
            <text:list-item>
              <text:p text:style-name="P13">Terapeuta Interfazea :</text:p>
            </text:list-item>
          </text:list>
        </text:list-item>
      </text:list>
      <text:p text:style-name="P1"/>
      <text:p text:style-name="P1"/>
      <text:p text:style-name="P3"><text:tab/>Aplikazioak ez duena egingo:</text:p>
      <text:list xml:id="list1271095698" text:style-name="L2">
        <text:list-item>
          <text:p text:style-name="P18"><text:span text:style-name="T7">Kobratu : </text:span><text:span text:style-name="T8">Hau da, aplikazioak fakturak inprimatzeko aukera emango du, baina ez kreditu txartelaz edota monetaz kobratzeko aukera.</text:span></text:p>
        </text:list-item>
        <text:list-item>
          <text:p text:style-name="P14">Gelen Kudeaketa:</text:p>
        </text:list-item>
        <text:list-item>
          <text:p text:style-name="P14">Administrazio / Kudeaketa interfazea</text:p>
          <text:list>
            <text:list-item>
              <text:p text:style-name="P14">Terapiak gehitu eta aldatu</text:p>
            </text:list-item>
            <text:list-item>
              <text:p text:style-name="P14">Terapeutak gehitu</text:p>
            </text:list-item>
          </text:list>
        </text:list-item>
      </text:list>
      <text:p text:style-name="P4"/>
      <text:p text:style-name="P1">Denboraren Plangintza</text:p>
      <text:p text:style-name="P3"><text:tab/>Ataza bakoitzaren esfortzuaren estimazioa eta bukatzeko epea (GANTT)</text:p>
      <text:p text:style-name="P3"/>
      <text:p text:style-name="P1">Arriskuak</text:p>
      <text:p text:style-name="P3"><text:tab/>Arriskuen zerrenda</text:p>
      <text:p text:style-name="P3"><text:tab/>Kontingentzia plana: arriskuen aurrean erantzun posiblea (nola ekidin, gutxitu edo onartu)</text:p>
      <text:p text:style-name="P3"/>
      <text:p text:style-name="P20"><text:bookmark text:name="internal-source-marker_0.43921723775565624"/><text:line-break/><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list xml:id="list1519074194" text:style-name="L3">
        <text:list-item>
          <text:p text:style-name="P28">Arazoa: Gaixotasuna</text:p>
          <text:list>
            <text:list-item>
              <text:p text:style-name="P29"><text:span text:style-name="T15">Deskribapena: </text:span>Taldeko kide bat gaixorik jartzen bada, lana atzeratu egingo da</text:p>
            </text:list-item>
          </text:list>
        </text:list-item>
      </text:list>
      <text:list xml:id="list856902152" text:style-name="L4">
        <text:list-item>
          <text:list>
            <text:list-item>
              <text:p text:style-name="P30"><text:span text:style-name="T15">Soluzioa:</text:span> plangintzan kontutan hartuko da denbora gehiago utziz.</text:p>
            </text:list-item>
            <text:list-item>
              <text:p text:style-name="P30"><text:span text:style-name="T15">Gertatzeko probabilitatea:</text:span> erdia.</text:p>
            </text:list-item>
            <text:list-item>
              <text:p text:style-name="P30"><text:span text:style-name="T15">Eragina:</text:span> Ertaina.</text:p>
            </text:list-item>
          </text:list>
        </text:list-item>
        <text:list-item>
          <text:p text:style-name="P25"><text:span text:style-name="T21">SVN matxura: backup-en bitartez lana berreskuratu.</text:span></text:p>
        </text:list-item>
        <text:list-item>
          <text:p text:style-name="P25"><text:span text:style-name="T21">Lapurketa jasatea:</text:span></text:p>
        </text:list-item>
        <text:list-item>
          <text:p text:style-name="P25"><text:span text:style-name="T21">Elektrizitate haustura:</text:span></text:p>
        </text:list-item>
        <text:list-item>
          <text:p text:style-name="P25"><text:span text:style-name="T21">Etxeko lan gehiegi izatea</text:span></text:p>
        </text:list-item>
        <text:list-item>
          <text:p text:style-name="P25"><text:soft-page-break/><text:span text:style-name="T21">Familiako norbait galtzea</text:span></text:p>
        </text:list-item>
        <text:list-item>
          <text:p text:style-name="P25"><text:span text:style-name="T21">Loteria tokatzen zaigu</text:span></text:p>
        </text:list-item>
        <text:list-item>
          <text:p text:style-name="P25"><text:span text:style-name="T21">Eskatzen diguten softwarean, aldaketak jasatea (eh lander? )</text:span></text:p>
        </text:list-item>
        <text:list-item>
          <text:p text:style-name="P25"><text:span text:style-name="T21">Aplikazioen matxura </text:span></text:p>
        </text:list-item>
      </text:list>
      <text:p text:style-name="P3"/>
      <text:p text:style-name="P1">Lan Metodoa</text:p>
      <text:p text:style-name="P3"><text:tab/>Kudeaketa eta Antolaketa deskribatzen duen testua</text:p>
      <text:p text:style-name="P3"><text:tab/>Artxiboen kudeaketa (SVN)</text:p>
      <text:p text:style-name="P3"/>
      <text:p text:style-name="P19"><text:bookmark text:name="internal-source-marker_0.439217237755656241"/><text:tab/>Lanari aurre egiteko, lehenik eta behin bilerak egingo dira. Bilera hauek gutxienez astean behin egingo dira, eta bi zatitan banatuko dira:</text:p>
      <text:p text:style-name="P19"/>
      <text:list xml:id="list65382625" text:style-name="L6">
        <text:list-item>
          <text:p text:style-name="P23"><text:span text:style-name="T21">Bezeroarekin bilera (30 min gutxigora-behera)</text:span></text:p>
        </text:list-item>
      </text:list>
      <text:list xml:id="list1307814298" text:style-name="L5">
        <text:list-item>
          <text:list>
            <text:list-item>
              <text:p text:style-name="P26"><text:span text:style-name="T21">Langileen arteko bilera (30-60 min)</text:span></text:p>
            </text:list-item>
          </text:list>
        </text:list-item>
      </text:list>
      <text:p text:style-name="P22">Bilera hauetan, lan-taldekideen artean hainbat lan banatuko dira, aste bateko epearekin bete behar direnak, eta lan hauek asteroko bileran errebistauko dira. Bileren aktak, “Dokumentuak” izeneko karpeta batean gordeko dira, SVN-ren bidez eskuragarri egongo dena. </text:p>
      <text:p text:style-name="P24"/>
      <text:p text:style-name="P22">Lana banatzeko, denboraren plangintzan egin den diagrama jarraitzen saiatuko da taldea, epeak betez.</text:p>
      <text:p text:style-name="P21"><text:span text:style-name="T21"><text:tab/>Lana burutzeko, hurrengo erremintak erabilko dira:</text:span></text:p>
      <text:list xml:id="list256864353" text:style-name="L7">
        <text:list-header>
          <text:p text:style-name="P27"><text:span text:style-name="T21"/></text:p>
        </text:list-header>
        <text:list-item>
          <text:p text:style-name="P27"><text:span text:style-name="T21">Kudeaketa eta Antolaketa deskribatzen duen testua</text:span></text:p>
        </text:list-item>
        <text:list-item>
          <text:p text:style-name="P27"><text:span text:style-name="T21">Artxiboen kudeaketa (SVN)</text:span></text:p>
        </text:list-item>
        <text:list-item>
          <text:p text:style-name="P27"><text:span text:style-name="T21">Diagramak (Visual Paradigm)</text:span></text:p>
        </text:list-item>
        <text:list-item>
          <text:p text:style-name="P27"><text:span text:style-name="T21">Programazioa (Eclipse)</text:span></text:p>
        </text:list-item>
        <text:list-item>
          <text:p text:style-name="P27"><text:span text:style-name="T21">Dokumentazioa(Google Doscs, OpenOffice)</text:span></text:p>
        </text:list-item>
      </text:list>
      <text:p text:style-name="P3"/>
      <text:p text:style-name="P3"/>
      <text:p text:style-name="P5">Lanaren Deskonposaketa Egitura diagrama (LDE)</text:p>
      <text:p text:style-name="P5"/>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iti </meta:initial-creator>
    <meta:creation-date>2011-02-22T18:11:53</meta:creation-date>
    <dc:date>2011-02-23T16:59:47</dc:date>
    <dc:creator>euiti </dc:creator>
    <meta:editing-duration>PT02H24M43S</meta:editing-duration>
    <meta:editing-cycles>5</meta:editing-cycles>
    <meta:generator>OpenOffice.org/3.2$Linux OpenOffice.org_project/320m12$Build-9483</meta:generator>
    <meta:document-statistic meta:table-count="0" meta:image-count="0" meta:object-count="0" meta:page-count="3" meta:paragraph-count="68" meta:word-count="731" meta:character-count="5639"/>
  </office:meta>
</office:document-meta>
</file>